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ttp_codes" table:style-name="ta1">
        <table:table-column table:style-name="co1" table:default-cell-style-name="Default"/>
        <table:table-column table:style-name="co2" table:number-columns-repeated="2" table:default-cell-style-name="Default"/>
        <table:table-column table:style-name="co2" table:default-cell-style-name="ce1"/>
        <table:table-column table:style-name="co2" table:number-columns-repeated="2" table:default-cell-style-name="Default"/>
        <table:table-column table:style-name="co2" table:default-cell-style-name="ce1"/>
        <table:table-column table:style-name="co2" table:default-cell-style-name="Default"/>
        <table:table-row table:style-name="ro1">
          <table:table-cell office:value-type="string" calcext:value-type="string">
            <text:p>code</text:p>
          </table:table-cell>
          <table:table-cell office:value-type="string" calcext:value-type="string">
            <text:p>name</text:p>
          </table:table-cell>
          <table:table-cell office:value-type="string" calcext:value-type="string">
            <text:p>text</text:p>
          </table:table-cell>
          <table:table-cell table:style-name="Default"/>
          <table:table-cell/>
          <table:table-cell table:style-name="ce2" office:value-type="string" calcext:value-type="string">
            <text:p>error.conf</text:p>
          </table:table-cell>
          <table:table-cell table:style-name="Default"/>
          <table:table-cell table:style-name="ce2" office:value-type="string" calcext:value-type="string">
            <text:p>html_file</text:p>
          </table:table-cell>
        </table:table-row>
        <table:table-row table:style-name="ro1">
          <table:table-cell office:value-type="string" calcext:value-type="string">
            <text:p>400</text:p>
          </table:table-cell>
          <table:table-cell office:value-type="string" calcext:value-type="string">
            <text:p>Bad Request</text:p>
          </table:table-cell>
          <table:table-cell office:value-type="string" calcext:value-type="string">
            <text:p><text:s text:c="4"/>The server cannot or will not process the request due to an apparent client error (e.g., malformed request syntax, size too large, invalid request message framing, or deceptive request routing).[30]</text:p>
          </table:table-cell>
          <table:table-cell office:value-type="string" calcext:value-type="string">
            <text:p>-</text:p>
          </table:table-cell>
          <table:table-cell/>
          <table:table-cell table:formula="of:=COM.MICROSOFT.CONCAT(&quot;error_page &quot;; [.A2]; &quot; /&quot;; [.A2]; &quot;.html;&quot;)" office:value-type="string" office:string-value="error_page 400 /400.html;" calcext:value-type="string">
            <text:p>error_page 400 /400.html;</text:p>
          </table:table-cell>
          <table:table-cell office:value-type="string" calcext:value-type="string">
            <text:p>-</text:p>
          </table:table-cell>
          <table:table-cell table:formula="of:=COM.MICROSOFT.CONCAT(&quot;echo &quot;; CHAR(34); &quot;{'code': &quot;; [.A2]; &quot;, 'name': '&quot;; [.B2]; &quot;'}&quot;; CHAR(34); &quot; &gt; &quot;; [.A2]; &quot;.html&quot;)" office:value-type="string" office:string-value="echo &quot;{'code': 400, 'name': 'Bad Request'}&quot; &gt; 400.html" calcext:value-type="string">
            <text:p>echo "{'code': 400, 'name': 'Bad Request'}" &gt; 400.html</text:p>
          </table:table-cell>
        </table:table-row>
        <table:table-row table:style-name="ro1">
          <table:table-cell office:value-type="string" calcext:value-type="string">
            <text:p>401</text:p>
          </table:table-cell>
          <table:table-cell office:value-type="string" calcext:value-type="string">
            <text:p>Unauthorized (RFC 7235)</text:p>
          </table:table-cell>
          <table:table-cell office:value-type="string" calcext:value-type="string">
            <text:p><text:s text:c="4"/>Similar to 403 Forbidden, but specifically for use when authentication is required and has failed or has not yet been provided. The response must include a WWW-Authenticate header field containing a challenge applicable to the requested resource. See Basic access authentication and Digest access authentication.[31] 401 semantically means "unauthorised",[32] the user does not have valid authentication credentials for the target resource.</text:p>
          </table:table-cell>
          <table:table-cell office:value-type="string" calcext:value-type="string">
            <text:p>-</text:p>
          </table:table-cell>
          <table:table-cell/>
          <table:table-cell table:formula="of:=COM.MICROSOFT.CONCAT(&quot;error_page &quot;; [.A3]; &quot; /&quot;; [.A3]; &quot;.html;&quot;)" office:value-type="string" office:string-value="error_page 401 /401.html;" calcext:value-type="string">
            <text:p>error_page 401 /401.html;</text:p>
          </table:table-cell>
          <table:table-cell office:value-type="string" calcext:value-type="string">
            <text:p>-</text:p>
          </table:table-cell>
          <table:table-cell table:formula="of:=COM.MICROSOFT.CONCAT(&quot;echo &quot;; CHAR(34); &quot;{'code': &quot;; [.A3]; &quot;, 'name': '&quot;; [.B3]; &quot;'}&quot;; CHAR(34); &quot; &gt; &quot;; [.A3]; &quot;.html&quot;)" office:value-type="string" office:string-value="echo &quot;{'code': 401, 'name': 'Unauthorized (RFC 7235)'}&quot; &gt; 401.html" calcext:value-type="string">
            <text:p>echo "{'code': 401, 'name': 'Unauthorized (RFC 7235)'}" &gt; 401.html</text:p>
          </table:table-cell>
        </table:table-row>
        <table:table-row table:style-name="ro1">
          <table:table-cell office:value-type="string" calcext:value-type="string">
            <text:p>402</text:p>
          </table:table-cell>
          <table:table-cell office:value-type="string" calcext:value-type="string">
            <text:p>Payment Required</text:p>
          </table:table-cell>
          <table:table-cell office:value-type="string" calcext:value-type="string">
            <text:p><text:s text:c="4"/>Reserved for future use. The original intention was that this code might be used as part of some form of digital cash or micropayment scheme, as proposed, for example, by GNU Taler,[33] but that has not yet happened, and this code is not widely used. Google Developers API uses this status if a particular developer has exceeded the daily limit on requests.[34] Sipgate uses this code if an account does not have sufficient funds to start a call.[35] Shopify uses this code when the store has not paid their fees and is temporarily disabled.[36] Stripe uses this code for failed payments where parameters were correct, for example blocked fraudulent payments.[37]</text:p>
          </table:table-cell>
          <table:table-cell office:value-type="string" calcext:value-type="string">
            <text:p>-</text:p>
          </table:table-cell>
          <table:table-cell/>
          <table:table-cell table:formula="of:=COM.MICROSOFT.CONCAT(&quot;error_page &quot;; [.A4]; &quot; /&quot;; [.A4]; &quot;.html;&quot;)" office:value-type="string" office:string-value="error_page 402 /402.html;" calcext:value-type="string">
            <text:p>error_page 402 /402.html;</text:p>
          </table:table-cell>
          <table:table-cell office:value-type="string" calcext:value-type="string">
            <text:p>-</text:p>
          </table:table-cell>
          <table:table-cell table:formula="of:=COM.MICROSOFT.CONCAT(&quot;echo &quot;; CHAR(34); &quot;{'code': &quot;; [.A4]; &quot;, 'name': '&quot;; [.B4]; &quot;'}&quot;; CHAR(34); &quot; &gt; &quot;; [.A4]; &quot;.html&quot;)" office:value-type="string" office:string-value="echo &quot;{'code': 402, 'name': 'Payment Required'}&quot; &gt; 402.html" calcext:value-type="string">
            <text:p>echo "{'code': 402, 'name': 'Payment Required'}" &gt; 402.html</text:p>
          </table:table-cell>
        </table:table-row>
        <table:table-row table:style-name="ro1">
          <table:table-cell office:value-type="string" calcext:value-type="string">
            <text:p>403</text:p>
          </table:table-cell>
          <table:table-cell office:value-type="string" calcext:value-type="string">
            <text:p>Forbidden</text:p>
          </table:table-cell>
          <table:table-cell office:value-type="string" calcext:value-type="string">
            <text:p><text:s text:c="4"/>The request contained valid data and was understood by the server, but the server is refusing action. This may be due to the user not having the necessary permissions for a resource or needing an account of some sort, or attempting a prohibited action (e.g. creating a duplicate record where only one is allowed). This code is also typically used if the request provided authentication by answering the WWW-Authenticate header field challenge, but the server did not accept that authentication. The request should not be repeated.</text:p>
          </table:table-cell>
          <table:table-cell office:value-type="string" calcext:value-type="string">
            <text:p>-</text:p>
          </table:table-cell>
          <table:table-cell/>
          <table:table-cell table:formula="of:=COM.MICROSOFT.CONCAT(&quot;error_page &quot;; [.A5]; &quot; /&quot;; [.A5]; &quot;.html;&quot;)" office:value-type="string" office:string-value="error_page 403 /403.html;" calcext:value-type="string">
            <text:p>error_page 403 /403.html;</text:p>
          </table:table-cell>
          <table:table-cell office:value-type="string" calcext:value-type="string">
            <text:p>-</text:p>
          </table:table-cell>
          <table:table-cell table:formula="of:=COM.MICROSOFT.CONCAT(&quot;echo &quot;; CHAR(34); &quot;{'code': &quot;; [.A5]; &quot;, 'name': '&quot;; [.B5]; &quot;'}&quot;; CHAR(34); &quot; &gt; &quot;; [.A5]; &quot;.html&quot;)" office:value-type="string" office:string-value="echo &quot;{'code': 403, 'name': 'Forbidden'}&quot; &gt; 403.html" calcext:value-type="string">
            <text:p>echo "{'code': 403, 'name': 'Forbidden'}" &gt; 403.html</text:p>
          </table:table-cell>
        </table:table-row>
        <table:table-row table:style-name="ro1">
          <table:table-cell office:value-type="string" calcext:value-type="string">
            <text:p>404</text:p>
          </table:table-cell>
          <table:table-cell office:value-type="string" calcext:value-type="string">
            <text:p>Not Found</text:p>
          </table:table-cell>
          <table:table-cell office:value-type="string" calcext:value-type="string">
            <text:p><text:s text:c="4"/>The requested resource could not be found but may be available in the future. Subsequent requests by the client are permissible.</text:p>
          </table:table-cell>
          <table:table-cell office:value-type="string" calcext:value-type="string">
            <text:p>-</text:p>
          </table:table-cell>
          <table:table-cell/>
          <table:table-cell table:formula="of:=COM.MICROSOFT.CONCAT(&quot;error_page &quot;; [.A6]; &quot; /&quot;; [.A6]; &quot;.html;&quot;)" office:value-type="string" office:string-value="error_page 404 /404.html;" calcext:value-type="string">
            <text:p>error_page 404 /404.html;</text:p>
          </table:table-cell>
          <table:table-cell office:value-type="string" calcext:value-type="string">
            <text:p>-</text:p>
          </table:table-cell>
          <table:table-cell table:formula="of:=COM.MICROSOFT.CONCAT(&quot;echo &quot;; CHAR(34); &quot;{'code': &quot;; [.A6]; &quot;, 'name': '&quot;; [.B6]; &quot;'}&quot;; CHAR(34); &quot; &gt; &quot;; [.A6]; &quot;.html&quot;)" office:value-type="string" office:string-value="echo &quot;{'code': 404, 'name': 'Not Found'}&quot; &gt; 404.html" calcext:value-type="string">
            <text:p>echo "{'code': 404, 'name': 'Not Found'}" &gt; 404.html</text:p>
          </table:table-cell>
        </table:table-row>
        <table:table-row table:style-name="ro1">
          <table:table-cell office:value-type="string" calcext:value-type="string">
            <text:p>405</text:p>
          </table:table-cell>
          <table:table-cell office:value-type="string" calcext:value-type="string">
            <text:p>Method Not Allowed</text:p>
          </table:table-cell>
          <table:table-cell office:value-type="string" calcext:value-type="string">
            <text:p><text:s text:c="4"/>A request method is not supported for the requested resource; for example, a GET request on a form that requires data to be presented via POST, or a PUT request on a read-only resource.</text:p>
          </table:table-cell>
          <table:table-cell office:value-type="string" calcext:value-type="string">
            <text:p>-</text:p>
          </table:table-cell>
          <table:table-cell/>
          <table:table-cell table:formula="of:=COM.MICROSOFT.CONCAT(&quot;error_page &quot;; [.A7]; &quot; /&quot;; [.A7]; &quot;.html;&quot;)" office:value-type="string" office:string-value="error_page 405 /405.html;" calcext:value-type="string">
            <text:p>error_page 405 /405.html;</text:p>
          </table:table-cell>
          <table:table-cell office:value-type="string" calcext:value-type="string">
            <text:p>-</text:p>
          </table:table-cell>
          <table:table-cell table:formula="of:=COM.MICROSOFT.CONCAT(&quot;echo &quot;; CHAR(34); &quot;{'code': &quot;; [.A7]; &quot;, 'name': '&quot;; [.B7]; &quot;'}&quot;; CHAR(34); &quot; &gt; &quot;; [.A7]; &quot;.html&quot;)" office:value-type="string" office:string-value="echo &quot;{'code': 405, 'name': 'Method Not Allowed'}&quot; &gt; 405.html" calcext:value-type="string">
            <text:p>echo "{'code': 405, 'name': 'Method Not Allowed'}" &gt; 405.html</text:p>
          </table:table-cell>
        </table:table-row>
        <table:table-row table:style-name="ro1">
          <table:table-cell office:value-type="string" calcext:value-type="string">
            <text:p>406</text:p>
          </table:table-cell>
          <table:table-cell office:value-type="string" calcext:value-type="string">
            <text:p>Not Acceptable</text:p>
          </table:table-cell>
          <table:table-cell office:value-type="string" calcext:value-type="string">
            <text:p><text:s text:c="4"/>The requested resource is capable of generating only content not acceptable according to the Accept headers sent in the request.[38] See Content negotiation.</text:p>
          </table:table-cell>
          <table:table-cell office:value-type="string" calcext:value-type="string">
            <text:p>-</text:p>
          </table:table-cell>
          <table:table-cell/>
          <table:table-cell table:formula="of:=COM.MICROSOFT.CONCAT(&quot;error_page &quot;; [.A8]; &quot; /&quot;; [.A8]; &quot;.html;&quot;)" office:value-type="string" office:string-value="error_page 406 /406.html;" calcext:value-type="string">
            <text:p>error_page 406 /406.html;</text:p>
          </table:table-cell>
          <table:table-cell office:value-type="string" calcext:value-type="string">
            <text:p>-</text:p>
          </table:table-cell>
          <table:table-cell table:formula="of:=COM.MICROSOFT.CONCAT(&quot;echo &quot;; CHAR(34); &quot;{'code': &quot;; [.A8]; &quot;, 'name': '&quot;; [.B8]; &quot;'}&quot;; CHAR(34); &quot; &gt; &quot;; [.A8]; &quot;.html&quot;)" office:value-type="string" office:string-value="echo &quot;{'code': 406, 'name': 'Not Acceptable'}&quot; &gt; 406.html" calcext:value-type="string">
            <text:p>echo "{'code': 406, 'name': 'Not Acceptable'}" &gt; 406.html</text:p>
          </table:table-cell>
        </table:table-row>
        <table:table-row table:style-name="ro1">
          <table:table-cell office:value-type="string" calcext:value-type="string">
            <text:p>407</text:p>
          </table:table-cell>
          <table:table-cell office:value-type="string" calcext:value-type="string">
            <text:p>Proxy Authentication Required (RFC 7235)</text:p>
          </table:table-cell>
          <table:table-cell office:value-type="string" calcext:value-type="string">
            <text:p><text:s text:c="4"/>The client must first authenticate itself with the proxy.[39]</text:p>
          </table:table-cell>
          <table:table-cell office:value-type="string" calcext:value-type="string">
            <text:p>-</text:p>
          </table:table-cell>
          <table:table-cell/>
          <table:table-cell table:formula="of:=COM.MICROSOFT.CONCAT(&quot;error_page &quot;; [.A9]; &quot; /&quot;; [.A9]; &quot;.html;&quot;)" office:value-type="string" office:string-value="error_page 407 /407.html;" calcext:value-type="string">
            <text:p>error_page 407 /407.html;</text:p>
          </table:table-cell>
          <table:table-cell office:value-type="string" calcext:value-type="string">
            <text:p>-</text:p>
          </table:table-cell>
          <table:table-cell table:formula="of:=COM.MICROSOFT.CONCAT(&quot;echo &quot;; CHAR(34); &quot;{'code': &quot;; [.A9]; &quot;, 'name': '&quot;; [.B9]; &quot;'}&quot;; CHAR(34); &quot; &gt; &quot;; [.A9]; &quot;.html&quot;)" office:value-type="string" office:string-value="echo &quot;{'code': 407, 'name': 'Proxy Authentication Required (RFC 7235)'}&quot; &gt; 407.html" calcext:value-type="string">
            <text:p>echo "{'code': 407, 'name': 'Proxy Authentication Required (RFC 7235)'}" &gt; 407.html</text:p>
          </table:table-cell>
        </table:table-row>
        <table:table-row table:style-name="ro1">
          <table:table-cell office:value-type="string" calcext:value-type="string">
            <text:p>408</text:p>
          </table:table-cell>
          <table:table-cell office:value-type="string" calcext:value-type="string">
            <text:p>Request Timeout</text:p>
          </table:table-cell>
          <table:table-cell office:value-type="string" calcext:value-type="string">
            <text:p><text:s text:c="4"/>The server timed out waiting for the request. According to HTTP specifications: "The client did not produce a request within the time that the server was prepared to wait. The client MAY repeat the request without modifications at any later time."[40]</text:p>
          </table:table-cell>
          <table:table-cell office:value-type="string" calcext:value-type="string">
            <text:p>-</text:p>
          </table:table-cell>
          <table:table-cell/>
          <table:table-cell table:formula="of:=COM.MICROSOFT.CONCAT(&quot;error_page &quot;; [.A10]; &quot; /&quot;; [.A10]; &quot;.html;&quot;)" office:value-type="string" office:string-value="error_page 408 /408.html;" calcext:value-type="string">
            <text:p>error_page 408 /408.html;</text:p>
          </table:table-cell>
          <table:table-cell office:value-type="string" calcext:value-type="string">
            <text:p>-</text:p>
          </table:table-cell>
          <table:table-cell table:formula="of:=COM.MICROSOFT.CONCAT(&quot;echo &quot;; CHAR(34); &quot;{'code': &quot;; [.A10]; &quot;, 'name': '&quot;; [.B10]; &quot;'}&quot;; CHAR(34); &quot; &gt; &quot;; [.A10]; &quot;.html&quot;)" office:value-type="string" office:string-value="echo &quot;{'code': 408, 'name': 'Request Timeout'}&quot; &gt; 408.html" calcext:value-type="string">
            <text:p>echo "{'code': 408, 'name': 'Request Timeout'}" &gt; 408.html</text:p>
          </table:table-cell>
        </table:table-row>
        <table:table-row table:style-name="ro1">
          <table:table-cell office:value-type="string" calcext:value-type="string">
            <text:p>409</text:p>
          </table:table-cell>
          <table:table-cell office:value-type="string" calcext:value-type="string">
            <text:p>Conflict</text:p>
          </table:table-cell>
          <table:table-cell office:value-type="string" calcext:value-type="string">
            <text:p><text:s text:c="4"/>Indicates that the request could not be processed because of conflict in the current state of the resource, such as an edit conflict between multiple simultaneous updates.</text:p>
          </table:table-cell>
          <table:table-cell office:value-type="string" calcext:value-type="string">
            <text:p>-</text:p>
          </table:table-cell>
          <table:table-cell/>
          <table:table-cell table:formula="of:=COM.MICROSOFT.CONCAT(&quot;error_page &quot;; [.A11]; &quot; /&quot;; [.A11]; &quot;.html;&quot;)" office:value-type="string" office:string-value="error_page 409 /409.html;" calcext:value-type="string">
            <text:p>error_page 409 /409.html;</text:p>
          </table:table-cell>
          <table:table-cell office:value-type="string" calcext:value-type="string">
            <text:p>-</text:p>
          </table:table-cell>
          <table:table-cell table:formula="of:=COM.MICROSOFT.CONCAT(&quot;echo &quot;; CHAR(34); &quot;{'code': &quot;; [.A11]; &quot;, 'name': '&quot;; [.B11]; &quot;'}&quot;; CHAR(34); &quot; &gt; &quot;; [.A11]; &quot;.html&quot;)" office:value-type="string" office:string-value="echo &quot;{'code': 409, 'name': 'Conflict'}&quot; &gt; 409.html" calcext:value-type="string">
            <text:p>echo "{'code': 409, 'name': 'Conflict'}" &gt; 409.html</text:p>
          </table:table-cell>
        </table:table-row>
        <table:table-row table:style-name="ro1">
          <table:table-cell office:value-type="string" calcext:value-type="string">
            <text:p>410</text:p>
          </table:table-cell>
          <table:table-cell office:value-type="string" calcext:value-type="string">
            <text:p>Gone</text:p>
          </table:table-cell>
          <table:table-cell office:value-type="string" calcext:value-type="string">
            <text:p><text:s text:c="4"/>Indicates that the resource requested was previously in use but is no longer available and will not be available again. This should be used when a resource has been intentionally removed and the resource should be purged. Upon receiving a 410 status code, the client should not request the resource in the future. Clients such as search engines should remove the resource from their indices.[41] Most use cases do not require clients and search engines to purge the resource, and a "404 Not Found" may be used instead.</text:p>
          </table:table-cell>
          <table:table-cell office:value-type="string" calcext:value-type="string">
            <text:p>-</text:p>
          </table:table-cell>
          <table:table-cell/>
          <table:table-cell table:formula="of:=COM.MICROSOFT.CONCAT(&quot;error_page &quot;; [.A12]; &quot; /&quot;; [.A12]; &quot;.html;&quot;)" office:value-type="string" office:string-value="error_page 410 /410.html;" calcext:value-type="string">
            <text:p>error_page 410 /410.html;</text:p>
          </table:table-cell>
          <table:table-cell office:value-type="string" calcext:value-type="string">
            <text:p>-</text:p>
          </table:table-cell>
          <table:table-cell table:formula="of:=COM.MICROSOFT.CONCAT(&quot;echo &quot;; CHAR(34); &quot;{'code': &quot;; [.A12]; &quot;, 'name': '&quot;; [.B12]; &quot;'}&quot;; CHAR(34); &quot; &gt; &quot;; [.A12]; &quot;.html&quot;)" office:value-type="string" office:string-value="echo &quot;{'code': 410, 'name': 'Gone'}&quot; &gt; 410.html" calcext:value-type="string">
            <text:p>echo "{'code': 410, 'name': 'Gone'}" &gt; 410.html</text:p>
          </table:table-cell>
        </table:table-row>
        <table:table-row table:style-name="ro1">
          <table:table-cell office:value-type="string" calcext:value-type="string">
            <text:p>411</text:p>
          </table:table-cell>
          <table:table-cell office:value-type="string" calcext:value-type="string">
            <text:p>Length Required</text:p>
          </table:table-cell>
          <table:table-cell office:value-type="string" calcext:value-type="string">
            <text:p><text:s text:c="4"/>The request did not specify the length of its content, which is required by the requested resource.[42]</text:p>
          </table:table-cell>
          <table:table-cell office:value-type="string" calcext:value-type="string">
            <text:p>-</text:p>
          </table:table-cell>
          <table:table-cell/>
          <table:table-cell table:formula="of:=COM.MICROSOFT.CONCAT(&quot;error_page &quot;; [.A13]; &quot; /&quot;; [.A13]; &quot;.html;&quot;)" office:value-type="string" office:string-value="error_page 411 /411.html;" calcext:value-type="string">
            <text:p>error_page 411 /411.html;</text:p>
          </table:table-cell>
          <table:table-cell office:value-type="string" calcext:value-type="string">
            <text:p>-</text:p>
          </table:table-cell>
          <table:table-cell table:formula="of:=COM.MICROSOFT.CONCAT(&quot;echo &quot;; CHAR(34); &quot;{'code': &quot;; [.A13]; &quot;, 'name': '&quot;; [.B13]; &quot;'}&quot;; CHAR(34); &quot; &gt; &quot;; [.A13]; &quot;.html&quot;)" office:value-type="string" office:string-value="echo &quot;{'code': 411, 'name': 'Length Required'}&quot; &gt; 411.html" calcext:value-type="string">
            <text:p>echo "{'code': 411, 'name': 'Length Required'}" &gt; 411.html</text:p>
          </table:table-cell>
        </table:table-row>
        <table:table-row table:style-name="ro1">
          <table:table-cell office:value-type="string" calcext:value-type="string">
            <text:p>412</text:p>
          </table:table-cell>
          <table:table-cell office:value-type="string" calcext:value-type="string">
            <text:p>Precondition Failed (RFC 7232)</text:p>
          </table:table-cell>
          <table:table-cell office:value-type="string" calcext:value-type="string">
            <text:p><text:s text:c="4"/>The server does not meet one of the preconditions that the requester put on the request header fields.[43]</text:p>
          </table:table-cell>
          <table:table-cell office:value-type="string" calcext:value-type="string">
            <text:p>-</text:p>
          </table:table-cell>
          <table:table-cell/>
          <table:table-cell table:formula="of:=COM.MICROSOFT.CONCAT(&quot;error_page &quot;; [.A14]; &quot; /&quot;; [.A14]; &quot;.html;&quot;)" office:value-type="string" office:string-value="error_page 412 /412.html;" calcext:value-type="string">
            <text:p>error_page 412 /412.html;</text:p>
          </table:table-cell>
          <table:table-cell office:value-type="string" calcext:value-type="string">
            <text:p>-</text:p>
          </table:table-cell>
          <table:table-cell table:formula="of:=COM.MICROSOFT.CONCAT(&quot;echo &quot;; CHAR(34); &quot;{'code': &quot;; [.A14]; &quot;, 'name': '&quot;; [.B14]; &quot;'}&quot;; CHAR(34); &quot; &gt; &quot;; [.A14]; &quot;.html&quot;)" office:value-type="string" office:string-value="echo &quot;{'code': 412, 'name': 'Precondition Failed (RFC 7232)'}&quot; &gt; 412.html" calcext:value-type="string">
            <text:p>echo "{'code': 412, 'name': 'Precondition Failed (RFC 7232)'}" &gt; 412.html</text:p>
          </table:table-cell>
        </table:table-row>
        <table:table-row table:style-name="ro1">
          <table:table-cell office:value-type="string" calcext:value-type="string">
            <text:p>413</text:p>
          </table:table-cell>
          <table:table-cell office:value-type="string" calcext:value-type="string">
            <text:p>Payload Too Large (RFC 7231)</text:p>
          </table:table-cell>
          <table:table-cell office:value-type="string" calcext:value-type="string">
            <text:p><text:s text:c="4"/>The request is larger than the server is willing or able to process. Previously called "Request Entity Too Large".[44]</text:p>
          </table:table-cell>
          <table:table-cell office:value-type="string" calcext:value-type="string">
            <text:p>-</text:p>
          </table:table-cell>
          <table:table-cell/>
          <table:table-cell table:formula="of:=COM.MICROSOFT.CONCAT(&quot;error_page &quot;; [.A15]; &quot; /&quot;; [.A15]; &quot;.html;&quot;)" office:value-type="string" office:string-value="error_page 413 /413.html;" calcext:value-type="string">
            <text:p>error_page 413 /413.html;</text:p>
          </table:table-cell>
          <table:table-cell office:value-type="string" calcext:value-type="string">
            <text:p>-</text:p>
          </table:table-cell>
          <table:table-cell table:formula="of:=COM.MICROSOFT.CONCAT(&quot;echo &quot;; CHAR(34); &quot;{'code': &quot;; [.A15]; &quot;, 'name': '&quot;; [.B15]; &quot;'}&quot;; CHAR(34); &quot; &gt; &quot;; [.A15]; &quot;.html&quot;)" office:value-type="string" office:string-value="echo &quot;{'code': 413, 'name': 'Payload Too Large (RFC 7231)'}&quot; &gt; 413.html" calcext:value-type="string">
            <text:p>echo "{'code': 413, 'name': 'Payload Too Large (RFC 7231)'}" &gt; 413.html</text:p>
          </table:table-cell>
        </table:table-row>
        <table:table-row table:style-name="ro1">
          <table:table-cell office:value-type="string" calcext:value-type="string">
            <text:p>414</text:p>
          </table:table-cell>
          <table:table-cell office:value-type="string" calcext:value-type="string">
            <text:p>URI Too Long (RFC 7231)</text:p>
          </table:table-cell>
          <table:table-cell office:value-type="string" calcext:value-type="string">
            <text:p><text:s text:c="4"/>The URI provided was too long for the server to process. Often the result of too much data being encoded as a query-string of a GET request, in which case it should be converted to a POST request.[45] Called "Request-URI Too Long" previously.[46]</text:p>
          </table:table-cell>
          <table:table-cell office:value-type="string" calcext:value-type="string">
            <text:p>-</text:p>
          </table:table-cell>
          <table:table-cell/>
          <table:table-cell table:formula="of:=COM.MICROSOFT.CONCAT(&quot;error_page &quot;; [.A16]; &quot; /&quot;; [.A16]; &quot;.html;&quot;)" office:value-type="string" office:string-value="error_page 414 /414.html;" calcext:value-type="string">
            <text:p>error_page 414 /414.html;</text:p>
          </table:table-cell>
          <table:table-cell office:value-type="string" calcext:value-type="string">
            <text:p>-</text:p>
          </table:table-cell>
          <table:table-cell table:formula="of:=COM.MICROSOFT.CONCAT(&quot;echo &quot;; CHAR(34); &quot;{'code': &quot;; [.A16]; &quot;, 'name': '&quot;; [.B16]; &quot;'}&quot;; CHAR(34); &quot; &gt; &quot;; [.A16]; &quot;.html&quot;)" office:value-type="string" office:string-value="echo &quot;{'code': 414, 'name': 'URI Too Long (RFC 7231)'}&quot; &gt; 414.html" calcext:value-type="string">
            <text:p>echo "{'code': 414, 'name': 'URI Too Long (RFC 7231)'}" &gt; 414.html</text:p>
          </table:table-cell>
        </table:table-row>
        <table:table-row table:style-name="ro1">
          <table:table-cell office:value-type="string" calcext:value-type="string">
            <text:p>415</text:p>
          </table:table-cell>
          <table:table-cell office:value-type="string" calcext:value-type="string">
            <text:p>Unsupported Media Type (RFC 7231)</text:p>
          </table:table-cell>
          <table:table-cell office:value-type="string" calcext:value-type="string">
            <text:p><text:s text:c="4"/>The request entity has a media type which the server or resource does not support. For example, the client uploads an image as image/svg+xml, but the server requires that images use a different format.[47]</text:p>
          </table:table-cell>
          <table:table-cell office:value-type="string" calcext:value-type="string">
            <text:p>-</text:p>
          </table:table-cell>
          <table:table-cell/>
          <table:table-cell table:formula="of:=COM.MICROSOFT.CONCAT(&quot;error_page &quot;; [.A17]; &quot; /&quot;; [.A17]; &quot;.html;&quot;)" office:value-type="string" office:string-value="error_page 415 /415.html;" calcext:value-type="string">
            <text:p>error_page 415 /415.html;</text:p>
          </table:table-cell>
          <table:table-cell office:value-type="string" calcext:value-type="string">
            <text:p>-</text:p>
          </table:table-cell>
          <table:table-cell table:formula="of:=COM.MICROSOFT.CONCAT(&quot;echo &quot;; CHAR(34); &quot;{'code': &quot;; [.A17]; &quot;, 'name': '&quot;; [.B17]; &quot;'}&quot;; CHAR(34); &quot; &gt; &quot;; [.A17]; &quot;.html&quot;)" office:value-type="string" office:string-value="echo &quot;{'code': 415, 'name': 'Unsupported Media Type (RFC 7231)'}&quot; &gt; 415.html" calcext:value-type="string">
            <text:p>echo "{'code': 415, 'name': 'Unsupported Media Type (RFC 7231)'}" &gt; 415.html</text:p>
          </table:table-cell>
        </table:table-row>
        <table:table-row table:style-name="ro1">
          <table:table-cell office:value-type="string" calcext:value-type="string">
            <text:p>416</text:p>
          </table:table-cell>
          <table:table-cell office:value-type="string" calcext:value-type="string">
            <text:p>Range Not Satisfiable (RFC 7233)</text:p>
          </table:table-cell>
          <table:table-cell office:value-type="string" calcext:value-type="string">
            <text:p><text:s text:c="4"/>The client has asked for a portion of the file (byte serving), but the server cannot supply that portion. For example, if the client asked for a part of the file that lies beyond the end of the file.[48] Called "Requested Range Not Satisfiable" previously.[49]</text:p>
          </table:table-cell>
          <table:table-cell office:value-type="string" calcext:value-type="string">
            <text:p>-</text:p>
          </table:table-cell>
          <table:table-cell/>
          <table:table-cell table:formula="of:=COM.MICROSOFT.CONCAT(&quot;error_page &quot;; [.A18]; &quot; /&quot;; [.A18]; &quot;.html;&quot;)" office:value-type="string" office:string-value="error_page 416 /416.html;" calcext:value-type="string">
            <text:p>error_page 416 /416.html;</text:p>
          </table:table-cell>
          <table:table-cell office:value-type="string" calcext:value-type="string">
            <text:p>-</text:p>
          </table:table-cell>
          <table:table-cell table:formula="of:=COM.MICROSOFT.CONCAT(&quot;echo &quot;; CHAR(34); &quot;{'code': &quot;; [.A18]; &quot;, 'name': '&quot;; [.B18]; &quot;'}&quot;; CHAR(34); &quot; &gt; &quot;; [.A18]; &quot;.html&quot;)" office:value-type="string" office:string-value="echo &quot;{'code': 416, 'name': 'Range Not Satisfiable (RFC 7233)'}&quot; &gt; 416.html" calcext:value-type="string">
            <text:p>echo "{'code': 416, 'name': 'Range Not Satisfiable (RFC 7233)'}" &gt; 416.html</text:p>
          </table:table-cell>
        </table:table-row>
        <table:table-row table:style-name="ro1">
          <table:table-cell office:value-type="string" calcext:value-type="string">
            <text:p>417</text:p>
          </table:table-cell>
          <table:table-cell office:value-type="string" calcext:value-type="string">
            <text:p>Expectation Failed</text:p>
          </table:table-cell>
          <table:table-cell office:value-type="string" calcext:value-type="string">
            <text:p><text:s text:c="4"/>The server cannot meet the requirements of the Expect request-header field.[50]</text:p>
          </table:table-cell>
          <table:table-cell office:value-type="string" calcext:value-type="string">
            <text:p>-</text:p>
          </table:table-cell>
          <table:table-cell/>
          <table:table-cell table:formula="of:=COM.MICROSOFT.CONCAT(&quot;error_page &quot;; [.A19]; &quot; /&quot;; [.A19]; &quot;.html;&quot;)" office:value-type="string" office:string-value="error_page 417 /417.html;" calcext:value-type="string">
            <text:p>error_page 417 /417.html;</text:p>
          </table:table-cell>
          <table:table-cell office:value-type="string" calcext:value-type="string">
            <text:p>-</text:p>
          </table:table-cell>
          <table:table-cell table:formula="of:=COM.MICROSOFT.CONCAT(&quot;echo &quot;; CHAR(34); &quot;{'code': &quot;; [.A19]; &quot;, 'name': '&quot;; [.B19]; &quot;'}&quot;; CHAR(34); &quot; &gt; &quot;; [.A19]; &quot;.html&quot;)" office:value-type="string" office:string-value="echo &quot;{'code': 417, 'name': 'Expectation Failed'}&quot; &gt; 417.html" calcext:value-type="string">
            <text:p>echo "{'code': 417, 'name': 'Expectation Failed'}" &gt; 417.html</text:p>
          </table:table-cell>
        </table:table-row>
        <table:table-row table:style-name="ro1">
          <table:table-cell office:value-type="string" calcext:value-type="string">
            <text:p>418</text:p>
          </table:table-cell>
          <table:table-cell office:value-type="string" calcext:value-type="string">
            <text:p>I'm a teapot (RFC 2324, RFC 7168)</text:p>
          </table:table-cell>
          <table:table-cell office:value-type="string" calcext:value-type="string">
            <text:p><text:s text:c="4"/>This code was defined in 1998 as one of the traditional IETF April Fools' jokes, in RFC 2324, Hyper Text Coffee Pot Control Protocol, and is not expected to be implemented by actual HTTP servers. The RFC specifies this code should be returned by teapots requested to brew coffee.[51] This HTTP status is used as an Easter egg in some websites, such as Google.com's "I'm a teapot" easter egg.[52][53][54]</text:p>
          </table:table-cell>
          <table:table-cell office:value-type="string" calcext:value-type="string">
            <text:p>-</text:p>
          </table:table-cell>
          <table:table-cell/>
          <table:table-cell table:formula="of:=COM.MICROSOFT.CONCAT(&quot;error_page &quot;; [.A20]; &quot; /&quot;; [.A20]; &quot;.html;&quot;)" office:value-type="string" office:string-value="error_page 418 /418.html;" calcext:value-type="string">
            <text:p>error_page 418 /418.html;</text:p>
          </table:table-cell>
          <table:table-cell office:value-type="string" calcext:value-type="string">
            <text:p>-</text:p>
          </table:table-cell>
          <table:table-cell table:formula="of:=COM.MICROSOFT.CONCAT(&quot;echo &quot;; CHAR(34); &quot;{'code': &quot;; [.A20]; &quot;, 'name': '&quot;; [.B20]; &quot;'}&quot;; CHAR(34); &quot; &gt; &quot;; [.A20]; &quot;.html&quot;)" office:value-type="string" office:string-value="echo &quot;{'code': 418, 'name': 'I'm a teapot (RFC 2324, RFC 7168)'}&quot; &gt; 418.html" calcext:value-type="string">
            <text:p>echo "{'code': 418, 'name': 'I'm a teapot (RFC 2324, RFC 7168)'}" &gt; 418.html</text:p>
          </table:table-cell>
        </table:table-row>
        <table:table-row table:style-name="ro1">
          <table:table-cell office:value-type="string" calcext:value-type="string">
            <text:p>421</text:p>
          </table:table-cell>
          <table:table-cell office:value-type="string" calcext:value-type="string">
            <text:p>Misdirected Request (RFC 7540)</text:p>
          </table:table-cell>
          <table:table-cell office:value-type="string" calcext:value-type="string">
            <text:p><text:s text:c="4"/>The request was directed at a server that is not able to produce a response[55] (for example because of connection reuse).[56]</text:p>
          </table:table-cell>
          <table:table-cell office:value-type="string" calcext:value-type="string">
            <text:p>-</text:p>
          </table:table-cell>
          <table:table-cell/>
          <table:table-cell table:formula="of:=COM.MICROSOFT.CONCAT(&quot;error_page &quot;; [.A21]; &quot; /&quot;; [.A21]; &quot;.html;&quot;)" office:value-type="string" office:string-value="error_page 421 /421.html;" calcext:value-type="string">
            <text:p>error_page 421 /421.html;</text:p>
          </table:table-cell>
          <table:table-cell office:value-type="string" calcext:value-type="string">
            <text:p>-</text:p>
          </table:table-cell>
          <table:table-cell table:formula="of:=COM.MICROSOFT.CONCAT(&quot;echo &quot;; CHAR(34); &quot;{'code': &quot;; [.A21]; &quot;, 'name': '&quot;; [.B21]; &quot;'}&quot;; CHAR(34); &quot; &gt; &quot;; [.A21]; &quot;.html&quot;)" office:value-type="string" office:string-value="echo &quot;{'code': 421, 'name': 'Misdirected Request (RFC 7540)'}&quot; &gt; 421.html" calcext:value-type="string">
            <text:p>echo "{'code': 421, 'name': 'Misdirected Request (RFC 7540)'}" &gt; 421.html</text:p>
          </table:table-cell>
        </table:table-row>
        <table:table-row table:style-name="ro1">
          <table:table-cell office:value-type="string" calcext:value-type="string">
            <text:p>422</text:p>
          </table:table-cell>
          <table:table-cell office:value-type="string" calcext:value-type="string">
            <text:p>Unprocessable Entity (WebDAV; RFC 4918)</text:p>
          </table:table-cell>
          <table:table-cell office:value-type="string" calcext:value-type="string">
            <text:p><text:s text:c="4"/>The request was well-formed but was unable to be followed due to semantic errors.[16]</text:p>
          </table:table-cell>
          <table:table-cell office:value-type="string" calcext:value-type="string">
            <text:p>-</text:p>
          </table:table-cell>
          <table:table-cell/>
          <table:table-cell table:formula="of:=COM.MICROSOFT.CONCAT(&quot;error_page &quot;; [.A22]; &quot; /&quot;; [.A22]; &quot;.html;&quot;)" office:value-type="string" office:string-value="error_page 422 /422.html;" calcext:value-type="string">
            <text:p>error_page 422 /422.html;</text:p>
          </table:table-cell>
          <table:table-cell office:value-type="string" calcext:value-type="string">
            <text:p>-</text:p>
          </table:table-cell>
          <table:table-cell table:formula="of:=COM.MICROSOFT.CONCAT(&quot;echo &quot;; CHAR(34); &quot;{'code': &quot;; [.A22]; &quot;, 'name': '&quot;; [.B22]; &quot;'}&quot;; CHAR(34); &quot; &gt; &quot;; [.A22]; &quot;.html&quot;)" office:value-type="string" office:string-value="echo &quot;{'code': 422, 'name': 'Unprocessable Entity (WebDAV; RFC 4918)'}&quot; &gt; 422.html" calcext:value-type="string">
            <text:p>echo "{'code': 422, 'name': 'Unprocessable Entity (WebDAV; RFC 4918)'}" &gt; 422.html</text:p>
          </table:table-cell>
        </table:table-row>
        <table:table-row table:style-name="ro1">
          <table:table-cell office:value-type="string" calcext:value-type="string">
            <text:p>423</text:p>
          </table:table-cell>
          <table:table-cell office:value-type="string" calcext:value-type="string">
            <text:p>Locked (WebDAV; RFC 4918)</text:p>
          </table:table-cell>
          <table:table-cell office:value-type="string" calcext:value-type="string">
            <text:p><text:s text:c="4"/>The resource that is being accessed is locked.[16]</text:p>
          </table:table-cell>
          <table:table-cell office:value-type="string" calcext:value-type="string">
            <text:p>-</text:p>
          </table:table-cell>
          <table:table-cell/>
          <table:table-cell table:formula="of:=COM.MICROSOFT.CONCAT(&quot;error_page &quot;; [.A23]; &quot; /&quot;; [.A23]; &quot;.html;&quot;)" office:value-type="string" office:string-value="error_page 423 /423.html;" calcext:value-type="string">
            <text:p>error_page 423 /423.html;</text:p>
          </table:table-cell>
          <table:table-cell office:value-type="string" calcext:value-type="string">
            <text:p>-</text:p>
          </table:table-cell>
          <table:table-cell table:formula="of:=COM.MICROSOFT.CONCAT(&quot;echo &quot;; CHAR(34); &quot;{'code': &quot;; [.A23]; &quot;, 'name': '&quot;; [.B23]; &quot;'}&quot;; CHAR(34); &quot; &gt; &quot;; [.A23]; &quot;.html&quot;)" office:value-type="string" office:string-value="echo &quot;{'code': 423, 'name': 'Locked (WebDAV; RFC 4918)'}&quot; &gt; 423.html" calcext:value-type="string">
            <text:p>echo "{'code': 423, 'name': 'Locked (WebDAV; RFC 4918)'}" &gt; 423.html</text:p>
          </table:table-cell>
        </table:table-row>
        <table:table-row table:style-name="ro1">
          <table:table-cell office:value-type="string" calcext:value-type="string">
            <text:p>424</text:p>
          </table:table-cell>
          <table:table-cell office:value-type="string" calcext:value-type="string">
            <text:p>Failed Dependency (WebDAV; RFC 4918)</text:p>
          </table:table-cell>
          <table:table-cell office:value-type="string" calcext:value-type="string">
            <text:p><text:s text:c="4"/>The request failed because it depended on another request and that request failed (e.g., a PROPPATCH).[16]</text:p>
          </table:table-cell>
          <table:table-cell office:value-type="string" calcext:value-type="string">
            <text:p>-</text:p>
          </table:table-cell>
          <table:table-cell/>
          <table:table-cell table:formula="of:=COM.MICROSOFT.CONCAT(&quot;error_page &quot;; [.A24]; &quot; /&quot;; [.A24]; &quot;.html;&quot;)" office:value-type="string" office:string-value="error_page 424 /424.html;" calcext:value-type="string">
            <text:p>error_page 424 /424.html;</text:p>
          </table:table-cell>
          <table:table-cell office:value-type="string" calcext:value-type="string">
            <text:p>-</text:p>
          </table:table-cell>
          <table:table-cell table:formula="of:=COM.MICROSOFT.CONCAT(&quot;echo &quot;; CHAR(34); &quot;{'code': &quot;; [.A24]; &quot;, 'name': '&quot;; [.B24]; &quot;'}&quot;; CHAR(34); &quot; &gt; &quot;; [.A24]; &quot;.html&quot;)" office:value-type="string" office:string-value="echo &quot;{'code': 424, 'name': 'Failed Dependency (WebDAV; RFC 4918)'}&quot; &gt; 424.html" calcext:value-type="string">
            <text:p>echo "{'code': 424, 'name': 'Failed Dependency (WebDAV; RFC 4918)'}" &gt; 424.html</text:p>
          </table:table-cell>
        </table:table-row>
        <table:table-row table:style-name="ro1">
          <table:table-cell office:value-type="string" calcext:value-type="string">
            <text:p>425</text:p>
          </table:table-cell>
          <table:table-cell office:value-type="string" calcext:value-type="string">
            <text:p>Too Early (RFC 8470)</text:p>
          </table:table-cell>
          <table:table-cell office:value-type="string" calcext:value-type="string">
            <text:p><text:s text:c="4"/>Indicates that the server is unwilling to risk processing a request that might be replayed.</text:p>
          </table:table-cell>
          <table:table-cell office:value-type="string" calcext:value-type="string">
            <text:p>-</text:p>
          </table:table-cell>
          <table:table-cell/>
          <table:table-cell table:formula="of:=COM.MICROSOFT.CONCAT(&quot;error_page &quot;; [.A25]; &quot; /&quot;; [.A25]; &quot;.html;&quot;)" office:value-type="string" office:string-value="error_page 425 /425.html;" calcext:value-type="string">
            <text:p>error_page 425 /425.html;</text:p>
          </table:table-cell>
          <table:table-cell office:value-type="string" calcext:value-type="string">
            <text:p>-</text:p>
          </table:table-cell>
          <table:table-cell table:formula="of:=COM.MICROSOFT.CONCAT(&quot;echo &quot;; CHAR(34); &quot;{'code': &quot;; [.A25]; &quot;, 'name': '&quot;; [.B25]; &quot;'}&quot;; CHAR(34); &quot; &gt; &quot;; [.A25]; &quot;.html&quot;)" office:value-type="string" office:string-value="echo &quot;{'code': 425, 'name': 'Too Early (RFC 8470)'}&quot; &gt; 425.html" calcext:value-type="string">
            <text:p>echo "{'code': 425, 'name': 'Too Early (RFC 8470)'}" &gt; 425.html</text:p>
          </table:table-cell>
        </table:table-row>
        <table:table-row table:style-name="ro1">
          <table:table-cell office:value-type="string" calcext:value-type="string">
            <text:p>426</text:p>
          </table:table-cell>
          <table:table-cell office:value-type="string" calcext:value-type="string">
            <text:p>Upgrade Required</text:p>
          </table:table-cell>
          <table:table-cell office:value-type="string" calcext:value-type="string">
            <text:p><text:s text:c="4"/>The client should switch to a different protocol such as TLS/1.3, given in the Upgrade header field.[57]</text:p>
          </table:table-cell>
          <table:table-cell office:value-type="string" calcext:value-type="string">
            <text:p>-</text:p>
          </table:table-cell>
          <table:table-cell/>
          <table:table-cell table:formula="of:=COM.MICROSOFT.CONCAT(&quot;error_page &quot;; [.A26]; &quot; /&quot;; [.A26]; &quot;.html;&quot;)" office:value-type="string" office:string-value="error_page 426 /426.html;" calcext:value-type="string">
            <text:p>error_page 426 /426.html;</text:p>
          </table:table-cell>
          <table:table-cell office:value-type="string" calcext:value-type="string">
            <text:p>-</text:p>
          </table:table-cell>
          <table:table-cell table:formula="of:=COM.MICROSOFT.CONCAT(&quot;echo &quot;; CHAR(34); &quot;{'code': &quot;; [.A26]; &quot;, 'name': '&quot;; [.B26]; &quot;'}&quot;; CHAR(34); &quot; &gt; &quot;; [.A26]; &quot;.html&quot;)" office:value-type="string" office:string-value="echo &quot;{'code': 426, 'name': 'Upgrade Required'}&quot; &gt; 426.html" calcext:value-type="string">
            <text:p>echo "{'code': 426, 'name': 'Upgrade Required'}" &gt; 426.html</text:p>
          </table:table-cell>
        </table:table-row>
        <table:table-row table:style-name="ro1">
          <table:table-cell office:value-type="string" calcext:value-type="string">
            <text:p>428</text:p>
          </table:table-cell>
          <table:table-cell office:value-type="string" calcext:value-type="string">
            <text:p>Precondition Required (RFC 6585)</text:p>
          </table:table-cell>
          <table:table-cell office:value-type="string" calcext:value-type="string">
            <text:p><text:s text:c="4"/>The origin server requires the request to be conditional. Intended to prevent the 'lost update' problem, where a client GETs a resource's state, modifies it, and PUTs it back to the server, when meanwhile a third party has modified the state on the server, leading to a conflict.[58]</text:p>
          </table:table-cell>
          <table:table-cell office:value-type="string" calcext:value-type="string">
            <text:p>-</text:p>
          </table:table-cell>
          <table:table-cell/>
          <table:table-cell table:formula="of:=COM.MICROSOFT.CONCAT(&quot;error_page &quot;; [.A27]; &quot; /&quot;; [.A27]; &quot;.html;&quot;)" office:value-type="string" office:string-value="error_page 428 /428.html;" calcext:value-type="string">
            <text:p>error_page 428 /428.html;</text:p>
          </table:table-cell>
          <table:table-cell office:value-type="string" calcext:value-type="string">
            <text:p>-</text:p>
          </table:table-cell>
          <table:table-cell table:formula="of:=COM.MICROSOFT.CONCAT(&quot;echo &quot;; CHAR(34); &quot;{'code': &quot;; [.A27]; &quot;, 'name': '&quot;; [.B27]; &quot;'}&quot;; CHAR(34); &quot; &gt; &quot;; [.A27]; &quot;.html&quot;)" office:value-type="string" office:string-value="echo &quot;{'code': 428, 'name': 'Precondition Required (RFC 6585)'}&quot; &gt; 428.html" calcext:value-type="string">
            <text:p>echo "{'code': 428, 'name': 'Precondition Required (RFC 6585)'}" &gt; 428.html</text:p>
          </table:table-cell>
        </table:table-row>
        <table:table-row table:style-name="ro1">
          <table:table-cell office:value-type="string" calcext:value-type="string">
            <text:p>429</text:p>
          </table:table-cell>
          <table:table-cell office:value-type="string" calcext:value-type="string">
            <text:p>Too Many Requests (RFC 6585)</text:p>
          </table:table-cell>
          <table:table-cell office:value-type="string" calcext:value-type="string">
            <text:p><text:s text:c="4"/>The user has sent too many requests in a given amount of time. Intended for use with rate-limiting schemes.[58]</text:p>
          </table:table-cell>
          <table:table-cell office:value-type="string" calcext:value-type="string">
            <text:p>-</text:p>
          </table:table-cell>
          <table:table-cell/>
          <table:table-cell table:formula="of:=COM.MICROSOFT.CONCAT(&quot;error_page &quot;; [.A28]; &quot; /&quot;; [.A28]; &quot;.html;&quot;)" office:value-type="string" office:string-value="error_page 429 /429.html;" calcext:value-type="string">
            <text:p>error_page 429 /429.html;</text:p>
          </table:table-cell>
          <table:table-cell office:value-type="string" calcext:value-type="string">
            <text:p>-</text:p>
          </table:table-cell>
          <table:table-cell table:formula="of:=COM.MICROSOFT.CONCAT(&quot;echo &quot;; CHAR(34); &quot;{'code': &quot;; [.A28]; &quot;, 'name': '&quot;; [.B28]; &quot;'}&quot;; CHAR(34); &quot; &gt; &quot;; [.A28]; &quot;.html&quot;)" office:value-type="string" office:string-value="echo &quot;{'code': 429, 'name': 'Too Many Requests (RFC 6585)'}&quot; &gt; 429.html" calcext:value-type="string">
            <text:p>echo "{'code': 429, 'name': 'Too Many Requests (RFC 6585)'}" &gt; 429.html</text:p>
          </table:table-cell>
        </table:table-row>
        <table:table-row table:style-name="ro1">
          <table:table-cell office:value-type="string" calcext:value-type="string">
            <text:p>431</text:p>
          </table:table-cell>
          <table:table-cell office:value-type="string" calcext:value-type="string">
            <text:p>Request Header Fields Too Large (RFC 6585)</text:p>
          </table:table-cell>
          <table:table-cell office:value-type="string" calcext:value-type="string">
            <text:p><text:s text:c="4"/>The server is unwilling to process the request because either an individual header field, or all the header fields collectively, are too large.[58]</text:p>
          </table:table-cell>
          <table:table-cell office:value-type="string" calcext:value-type="string">
            <text:p>-</text:p>
          </table:table-cell>
          <table:table-cell/>
          <table:table-cell table:formula="of:=COM.MICROSOFT.CONCAT(&quot;error_page &quot;; [.A29]; &quot; /&quot;; [.A29]; &quot;.html;&quot;)" office:value-type="string" office:string-value="error_page 431 /431.html;" calcext:value-type="string">
            <text:p>error_page 431 /431.html;</text:p>
          </table:table-cell>
          <table:table-cell office:value-type="string" calcext:value-type="string">
            <text:p>-</text:p>
          </table:table-cell>
          <table:table-cell table:formula="of:=COM.MICROSOFT.CONCAT(&quot;echo &quot;; CHAR(34); &quot;{'code': &quot;; [.A29]; &quot;, 'name': '&quot;; [.B29]; &quot;'}&quot;; CHAR(34); &quot; &gt; &quot;; [.A29]; &quot;.html&quot;)" office:value-type="string" office:string-value="echo &quot;{'code': 431, 'name': 'Request Header Fields Too Large (RFC 6585)'}&quot; &gt; 431.html" calcext:value-type="string">
            <text:p>echo "{'code': 431, 'name': 'Request Header Fields Too Large (RFC 6585)'}" &gt; 431.html</text:p>
          </table:table-cell>
        </table:table-row>
        <table:table-row table:style-name="ro1">
          <table:table-cell office:value-type="string" calcext:value-type="string">
            <text:p>451</text:p>
          </table:table-cell>
          <table:table-cell office:value-type="string" calcext:value-type="string">
            <text:p>Unavailable For Legal Reasons (RFC 7725)</text:p>
          </table:table-cell>
          <table:table-cell office:value-type="string" calcext:value-type="string">
            <text:p><text:s text:c="4"/>A server operator has received a legal demand to deny access to a resource or to a set of resources that includes the requested resource.[59] The code 451 was chosen as a reference to the novel Fahrenheit 451 (see the Acknowledgements in the RFC).</text:p>
          </table:table-cell>
          <table:table-cell office:value-type="string" calcext:value-type="string">
            <text:p>-</text:p>
          </table:table-cell>
          <table:table-cell/>
          <table:table-cell table:formula="of:=COM.MICROSOFT.CONCAT(&quot;error_page &quot;; [.A30]; &quot; /&quot;; [.A30]; &quot;.html;&quot;)" office:value-type="string" office:string-value="error_page 451 /451.html;" calcext:value-type="string">
            <text:p>error_page 451 /451.html;</text:p>
          </table:table-cell>
          <table:table-cell office:value-type="string" calcext:value-type="string">
            <text:p>-</text:p>
          </table:table-cell>
          <table:table-cell table:formula="of:=COM.MICROSOFT.CONCAT(&quot;echo &quot;; CHAR(34); &quot;{'code': &quot;; [.A30]; &quot;, 'name': '&quot;; [.B30]; &quot;'}&quot;; CHAR(34); &quot; &gt; &quot;; [.A30]; &quot;.html&quot;)" office:value-type="string" office:string-value="echo &quot;{'code': 451, 'name': 'Unavailable For Legal Reasons (RFC 7725)'}&quot; &gt; 451.html" calcext:value-type="string">
            <text:p>echo "{'code': 451, 'name': 'Unavailable For Legal Reasons (RFC 7725)'}" &gt; 451.html</text:p>
          </table:table-cell>
        </table:table-row>
        <table:table-row table:style-name="ro1">
          <table:table-cell office:value-type="string" calcext:value-type="string">
            <text:p>500</text:p>
          </table:table-cell>
          <table:table-cell office:value-type="string" calcext:value-type="string">
            <text:p>Internal Server Error</text:p>
          </table:table-cell>
          <table:table-cell office:value-type="string" calcext:value-type="string">
            <text:p><text:s text:c="4"/>A generic error message, given when an unexpected condition was encountered and no more specific message is suitable.[62]</text:p>
          </table:table-cell>
          <table:table-cell office:value-type="string" calcext:value-type="string">
            <text:p>-</text:p>
          </table:table-cell>
          <table:table-cell/>
          <table:table-cell table:formula="of:=COM.MICROSOFT.CONCAT(&quot;error_page &quot;; [.A31]; &quot; /&quot;; [.A31]; &quot;.html;&quot;)" office:value-type="string" office:string-value="error_page 500 /500.html;" calcext:value-type="string">
            <text:p>error_page 500 /500.html;</text:p>
          </table:table-cell>
          <table:table-cell office:value-type="string" calcext:value-type="string">
            <text:p>-</text:p>
          </table:table-cell>
          <table:table-cell table:formula="of:=COM.MICROSOFT.CONCAT(&quot;echo &quot;; CHAR(34); &quot;{'code': &quot;; [.A31]; &quot;, 'name': '&quot;; [.B31]; &quot;'}&quot;; CHAR(34); &quot; &gt; &quot;; [.A31]; &quot;.html&quot;)" office:value-type="string" office:string-value="echo &quot;{'code': 500, 'name': 'Internal Server Error'}&quot; &gt; 500.html" calcext:value-type="string">
            <text:p>echo "{'code': 500, 'name': 'Internal Server Error'}" &gt; 500.html</text:p>
          </table:table-cell>
        </table:table-row>
        <table:table-row table:style-name="ro1">
          <table:table-cell office:value-type="string" calcext:value-type="string">
            <text:p>501</text:p>
          </table:table-cell>
          <table:table-cell office:value-type="string" calcext:value-type="string">
            <text:p>Not Implemented</text:p>
          </table:table-cell>
          <table:table-cell office:value-type="string" calcext:value-type="string">
            <text:p><text:s text:c="4"/>The server either does not recognize the request method, or it lacks the ability to fulfil the request. Usually this implies future availability (e.g., a new feature of a web-service API).[63]</text:p>
          </table:table-cell>
          <table:table-cell office:value-type="string" calcext:value-type="string">
            <text:p>-</text:p>
          </table:table-cell>
          <table:table-cell/>
          <table:table-cell table:formula="of:=COM.MICROSOFT.CONCAT(&quot;error_page &quot;; [.A32]; &quot; /&quot;; [.A32]; &quot;.html;&quot;)" office:value-type="string" office:string-value="error_page 501 /501.html;" calcext:value-type="string">
            <text:p>error_page 501 /501.html;</text:p>
          </table:table-cell>
          <table:table-cell office:value-type="string" calcext:value-type="string">
            <text:p>-</text:p>
          </table:table-cell>
          <table:table-cell table:formula="of:=COM.MICROSOFT.CONCAT(&quot;echo &quot;; CHAR(34); &quot;{'code': &quot;; [.A32]; &quot;, 'name': '&quot;; [.B32]; &quot;'}&quot;; CHAR(34); &quot; &gt; &quot;; [.A32]; &quot;.html&quot;)" office:value-type="string" office:string-value="echo &quot;{'code': 501, 'name': 'Not Implemented'}&quot; &gt; 501.html" calcext:value-type="string">
            <text:p>echo "{'code': 501, 'name': 'Not Implemented'}" &gt; 501.html</text:p>
          </table:table-cell>
        </table:table-row>
        <table:table-row table:style-name="ro1">
          <table:table-cell office:value-type="string" calcext:value-type="string">
            <text:p>502</text:p>
          </table:table-cell>
          <table:table-cell office:value-type="string" calcext:value-type="string">
            <text:p>Bad Gateway</text:p>
          </table:table-cell>
          <table:table-cell office:value-type="string" calcext:value-type="string">
            <text:p><text:s text:c="4"/>The server was acting as a gateway or proxy and received an invalid response from the upstream server.[64]</text:p>
          </table:table-cell>
          <table:table-cell office:value-type="string" calcext:value-type="string">
            <text:p>-</text:p>
          </table:table-cell>
          <table:table-cell/>
          <table:table-cell table:formula="of:=COM.MICROSOFT.CONCAT(&quot;error_page &quot;; [.A33]; &quot; /&quot;; [.A33]; &quot;.html;&quot;)" office:value-type="string" office:string-value="error_page 502 /502.html;" calcext:value-type="string">
            <text:p>error_page 502 /502.html;</text:p>
          </table:table-cell>
          <table:table-cell office:value-type="string" calcext:value-type="string">
            <text:p>-</text:p>
          </table:table-cell>
          <table:table-cell table:formula="of:=COM.MICROSOFT.CONCAT(&quot;echo &quot;; CHAR(34); &quot;{'code': &quot;; [.A33]; &quot;, 'name': '&quot;; [.B33]; &quot;'}&quot;; CHAR(34); &quot; &gt; &quot;; [.A33]; &quot;.html&quot;)" office:value-type="string" office:string-value="echo &quot;{'code': 502, 'name': 'Bad Gateway'}&quot; &gt; 502.html" calcext:value-type="string">
            <text:p>echo "{'code': 502, 'name': 'Bad Gateway'}" &gt; 502.html</text:p>
          </table:table-cell>
        </table:table-row>
        <table:table-row table:style-name="ro1">
          <table:table-cell office:value-type="string" calcext:value-type="string">
            <text:p>503</text:p>
          </table:table-cell>
          <table:table-cell office:value-type="string" calcext:value-type="string">
            <text:p>Service Unavailable</text:p>
          </table:table-cell>
          <table:table-cell office:value-type="string" calcext:value-type="string">
            <text:p><text:s text:c="4"/>The server cannot handle the request (because it is overloaded or down for maintenance). Generally, this is a temporary state.[65]</text:p>
          </table:table-cell>
          <table:table-cell office:value-type="string" calcext:value-type="string">
            <text:p>-</text:p>
          </table:table-cell>
          <table:table-cell/>
          <table:table-cell table:formula="of:=COM.MICROSOFT.CONCAT(&quot;error_page &quot;; [.A34]; &quot; /&quot;; [.A34]; &quot;.html;&quot;)" office:value-type="string" office:string-value="error_page 503 /503.html;" calcext:value-type="string">
            <text:p>error_page 503 /503.html;</text:p>
          </table:table-cell>
          <table:table-cell office:value-type="string" calcext:value-type="string">
            <text:p>-</text:p>
          </table:table-cell>
          <table:table-cell table:formula="of:=COM.MICROSOFT.CONCAT(&quot;echo &quot;; CHAR(34); &quot;{'code': &quot;; [.A34]; &quot;, 'name': '&quot;; [.B34]; &quot;'}&quot;; CHAR(34); &quot; &gt; &quot;; [.A34]; &quot;.html&quot;)" office:value-type="string" office:string-value="echo &quot;{'code': 503, 'name': 'Service Unavailable'}&quot; &gt; 503.html" calcext:value-type="string">
            <text:p>echo "{'code': 503, 'name': 'Service Unavailable'}" &gt; 503.html</text:p>
          </table:table-cell>
        </table:table-row>
        <table:table-row table:style-name="ro1">
          <table:table-cell office:value-type="string" calcext:value-type="string">
            <text:p>504</text:p>
          </table:table-cell>
          <table:table-cell office:value-type="string" calcext:value-type="string">
            <text:p>Gateway Timeout</text:p>
          </table:table-cell>
          <table:table-cell office:value-type="string" calcext:value-type="string">
            <text:p><text:s text:c="4"/>The server was acting as a gateway or proxy and did not receive a timely response from the upstream server.[66]</text:p>
          </table:table-cell>
          <table:table-cell office:value-type="string" calcext:value-type="string">
            <text:p>-</text:p>
          </table:table-cell>
          <table:table-cell/>
          <table:table-cell table:formula="of:=COM.MICROSOFT.CONCAT(&quot;error_page &quot;; [.A35]; &quot; /&quot;; [.A35]; &quot;.html;&quot;)" office:value-type="string" office:string-value="error_page 504 /504.html;" calcext:value-type="string">
            <text:p>error_page 504 /504.html;</text:p>
          </table:table-cell>
          <table:table-cell office:value-type="string" calcext:value-type="string">
            <text:p>-</text:p>
          </table:table-cell>
          <table:table-cell table:formula="of:=COM.MICROSOFT.CONCAT(&quot;echo &quot;; CHAR(34); &quot;{'code': &quot;; [.A35]; &quot;, 'name': '&quot;; [.B35]; &quot;'}&quot;; CHAR(34); &quot; &gt; &quot;; [.A35]; &quot;.html&quot;)" office:value-type="string" office:string-value="echo &quot;{'code': 504, 'name': 'Gateway Timeout'}&quot; &gt; 504.html" calcext:value-type="string">
            <text:p>echo "{'code': 504, 'name': 'Gateway Timeout'}" &gt; 504.html</text:p>
          </table:table-cell>
        </table:table-row>
        <table:table-row table:style-name="ro1">
          <table:table-cell office:value-type="string" calcext:value-type="string">
            <text:p>505</text:p>
          </table:table-cell>
          <table:table-cell office:value-type="string" calcext:value-type="string">
            <text:p>HTTP Version Not Supported</text:p>
          </table:table-cell>
          <table:table-cell office:value-type="string" calcext:value-type="string">
            <text:p><text:s text:c="4"/>The server does not support the HTTP protocol version used in the request.[67]</text:p>
          </table:table-cell>
          <table:table-cell office:value-type="string" calcext:value-type="string">
            <text:p>-</text:p>
          </table:table-cell>
          <table:table-cell/>
          <table:table-cell table:formula="of:=COM.MICROSOFT.CONCAT(&quot;error_page &quot;; [.A36]; &quot; /&quot;; [.A36]; &quot;.html;&quot;)" office:value-type="string" office:string-value="error_page 505 /505.html;" calcext:value-type="string">
            <text:p>error_page 505 /505.html;</text:p>
          </table:table-cell>
          <table:table-cell office:value-type="string" calcext:value-type="string">
            <text:p>-</text:p>
          </table:table-cell>
          <table:table-cell table:formula="of:=COM.MICROSOFT.CONCAT(&quot;echo &quot;; CHAR(34); &quot;{'code': &quot;; [.A36]; &quot;, 'name': '&quot;; [.B36]; &quot;'}&quot;; CHAR(34); &quot; &gt; &quot;; [.A36]; &quot;.html&quot;)" office:value-type="string" office:string-value="echo &quot;{'code': 505, 'name': 'HTTP Version Not Supported'}&quot; &gt; 505.html" calcext:value-type="string">
            <text:p>echo "{'code': 505, 'name': 'HTTP Version Not Supported'}" &gt; 505.html</text:p>
          </table:table-cell>
        </table:table-row>
        <table:table-row table:style-name="ro1">
          <table:table-cell office:value-type="string" calcext:value-type="string">
            <text:p>506</text:p>
          </table:table-cell>
          <table:table-cell office:value-type="string" calcext:value-type="string">
            <text:p>Variant Also Negotiates (RFC 2295)</text:p>
          </table:table-cell>
          <table:table-cell office:value-type="string" calcext:value-type="string">
            <text:p><text:s text:c="4"/>Transparent content negotiation for the request results in a circular reference.[68]</text:p>
          </table:table-cell>
          <table:table-cell office:value-type="string" calcext:value-type="string">
            <text:p>-</text:p>
          </table:table-cell>
          <table:table-cell/>
          <table:table-cell table:formula="of:=COM.MICROSOFT.CONCAT(&quot;error_page &quot;; [.A37]; &quot; /&quot;; [.A37]; &quot;.html;&quot;)" office:value-type="string" office:string-value="error_page 506 /506.html;" calcext:value-type="string">
            <text:p>error_page 506 /506.html;</text:p>
          </table:table-cell>
          <table:table-cell office:value-type="string" calcext:value-type="string">
            <text:p>-</text:p>
          </table:table-cell>
          <table:table-cell table:formula="of:=COM.MICROSOFT.CONCAT(&quot;echo &quot;; CHAR(34); &quot;{'code': &quot;; [.A37]; &quot;, 'name': '&quot;; [.B37]; &quot;'}&quot;; CHAR(34); &quot; &gt; &quot;; [.A37]; &quot;.html&quot;)" office:value-type="string" office:string-value="echo &quot;{'code': 506, 'name': 'Variant Also Negotiates (RFC 2295)'}&quot; &gt; 506.html" calcext:value-type="string">
            <text:p>echo "{'code': 506, 'name': 'Variant Also Negotiates (RFC 2295)'}" &gt; 506.html</text:p>
          </table:table-cell>
        </table:table-row>
        <table:table-row table:style-name="ro1">
          <table:table-cell office:value-type="string" calcext:value-type="string">
            <text:p>507</text:p>
          </table:table-cell>
          <table:table-cell office:value-type="string" calcext:value-type="string">
            <text:p>Insufficient Storage (WebDAV; RFC 4918)</text:p>
          </table:table-cell>
          <table:table-cell office:value-type="string" calcext:value-type="string">
            <text:p><text:s text:c="4"/>The server is unable to store the representation needed to complete the request.[16]</text:p>
          </table:table-cell>
          <table:table-cell office:value-type="string" calcext:value-type="string">
            <text:p>-</text:p>
          </table:table-cell>
          <table:table-cell/>
          <table:table-cell table:formula="of:=COM.MICROSOFT.CONCAT(&quot;error_page &quot;; [.A38]; &quot; /&quot;; [.A38]; &quot;.html;&quot;)" office:value-type="string" office:string-value="error_page 507 /507.html;" calcext:value-type="string">
            <text:p>error_page 507 /507.html;</text:p>
          </table:table-cell>
          <table:table-cell office:value-type="string" calcext:value-type="string">
            <text:p>-</text:p>
          </table:table-cell>
          <table:table-cell table:formula="of:=COM.MICROSOFT.CONCAT(&quot;echo &quot;; CHAR(34); &quot;{'code': &quot;; [.A38]; &quot;, 'name': '&quot;; [.B38]; &quot;'}&quot;; CHAR(34); &quot; &gt; &quot;; [.A38]; &quot;.html&quot;)" office:value-type="string" office:string-value="echo &quot;{'code': 507, 'name': 'Insufficient Storage (WebDAV; RFC 4918)'}&quot; &gt; 507.html" calcext:value-type="string">
            <text:p>echo "{'code': 507, 'name': 'Insufficient Storage (WebDAV; RFC 4918)'}" &gt; 507.html</text:p>
          </table:table-cell>
        </table:table-row>
        <table:table-row table:style-name="ro1">
          <table:table-cell office:value-type="string" calcext:value-type="string">
            <text:p>508</text:p>
          </table:table-cell>
          <table:table-cell office:value-type="string" calcext:value-type="string">
            <text:p>Loop Detected (WebDAV; RFC 5842)</text:p>
          </table:table-cell>
          <table:table-cell office:value-type="string" calcext:value-type="string">
            <text:p><text:s text:c="4"/>The server detected an infinite loop while processing the request (sent instead of 208 Already Reported).</text:p>
          </table:table-cell>
          <table:table-cell office:value-type="string" calcext:value-type="string">
            <text:p>-</text:p>
          </table:table-cell>
          <table:table-cell/>
          <table:table-cell table:formula="of:=COM.MICROSOFT.CONCAT(&quot;error_page &quot;; [.A39]; &quot; /&quot;; [.A39]; &quot;.html;&quot;)" office:value-type="string" office:string-value="error_page 508 /508.html;" calcext:value-type="string">
            <text:p>error_page 508 /508.html;</text:p>
          </table:table-cell>
          <table:table-cell office:value-type="string" calcext:value-type="string">
            <text:p>-</text:p>
          </table:table-cell>
          <table:table-cell table:formula="of:=COM.MICROSOFT.CONCAT(&quot;echo &quot;; CHAR(34); &quot;{'code': &quot;; [.A39]; &quot;, 'name': '&quot;; [.B39]; &quot;'}&quot;; CHAR(34); &quot; &gt; &quot;; [.A39]; &quot;.html&quot;)" office:value-type="string" office:string-value="echo &quot;{'code': 508, 'name': 'Loop Detected (WebDAV; RFC 5842)'}&quot; &gt; 508.html" calcext:value-type="string">
            <text:p>echo "{'code': 508, 'name': 'Loop Detected (WebDAV; RFC 5842)'}" &gt; 508.html</text:p>
          </table:table-cell>
        </table:table-row>
        <table:table-row table:style-name="ro1">
          <table:table-cell office:value-type="string" calcext:value-type="string">
            <text:p>510</text:p>
          </table:table-cell>
          <table:table-cell office:value-type="string" calcext:value-type="string">
            <text:p>Not Extended (RFC 2774)</text:p>
          </table:table-cell>
          <table:table-cell office:value-type="string" calcext:value-type="string">
            <text:p><text:s text:c="4"/>Further extensions to the request are required for the server to fulfil it.[69]</text:p>
          </table:table-cell>
          <table:table-cell office:value-type="string" calcext:value-type="string">
            <text:p>-</text:p>
          </table:table-cell>
          <table:table-cell/>
          <table:table-cell table:formula="of:=COM.MICROSOFT.CONCAT(&quot;error_page &quot;; [.A40]; &quot; /&quot;; [.A40]; &quot;.html;&quot;)" office:value-type="string" office:string-value="error_page 510 /510.html;" calcext:value-type="string">
            <text:p>error_page 510 /510.html;</text:p>
          </table:table-cell>
          <table:table-cell office:value-type="string" calcext:value-type="string">
            <text:p>-</text:p>
          </table:table-cell>
          <table:table-cell table:formula="of:=COM.MICROSOFT.CONCAT(&quot;echo &quot;; CHAR(34); &quot;{'code': &quot;; [.A40]; &quot;, 'name': '&quot;; [.B40]; &quot;'}&quot;; CHAR(34); &quot; &gt; &quot;; [.A40]; &quot;.html&quot;)" office:value-type="string" office:string-value="echo &quot;{'code': 510, 'name': 'Not Extended (RFC 2774)'}&quot; &gt; 510.html" calcext:value-type="string">
            <text:p>echo "{'code': 510, 'name': 'Not Extended (RFC 2774)'}" &gt; 510.html</text:p>
          </table:table-cell>
        </table:table-row>
        <table:table-row table:style-name="ro1">
          <table:table-cell office:value-type="string" calcext:value-type="string">
            <text:p>511</text:p>
          </table:table-cell>
          <table:table-cell office:value-type="string" calcext:value-type="string">
            <text:p>Network Authentication Required (RFC 6585)</text:p>
          </table:table-cell>
          <table:table-cell office:value-type="string" calcext:value-type="string">
            <text:p><text:s text:c="4"/>The client needs to authenticate to gain network access. Intended for use by intercepting proxies used to control access to the network (e.g., "captive portals" used to require agreement to Terms of Service before granting full Internet access via a Wi-Fi hotspot).[58]</text:p>
          </table:table-cell>
          <table:table-cell office:value-type="string" calcext:value-type="string">
            <text:p>-</text:p>
          </table:table-cell>
          <table:table-cell/>
          <table:table-cell table:formula="of:=COM.MICROSOFT.CONCAT(&quot;error_page &quot;; [.A41]; &quot; /&quot;; [.A41]; &quot;.html;&quot;)" office:value-type="string" office:string-value="error_page 511 /511.html;" calcext:value-type="string">
            <text:p>error_page 511 /511.html;</text:p>
          </table:table-cell>
          <table:table-cell office:value-type="string" calcext:value-type="string">
            <text:p>-</text:p>
          </table:table-cell>
          <table:table-cell table:formula="of:=COM.MICROSOFT.CONCAT(&quot;echo &quot;; CHAR(34); &quot;{'code': &quot;; [.A41]; &quot;, 'name': '&quot;; [.B41]; &quot;'}&quot;; CHAR(34); &quot; &gt; &quot;; [.A41]; &quot;.html&quot;)" office:value-type="string" office:string-value="echo &quot;{'code': 511, 'name': 'Network Authentication Required (RFC 6585)'}&quot; &gt; 511.html" calcext:value-type="string">
            <text:p>echo "{'code': 511, 'name': 'Network Authentication Required (RFC 6585)'}" &gt; 511.html</text:p>
          </table:table-cell>
        </table:table-row>
      </table:table>
      <table:named-expressions/>
      <table:database-ranges>
        <table:database-range table:name="__Anonymous_Sheet_DB__0" table:target-range-address="http_codes.A1:http_codes.C41"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7-31T01:01:25.391532520</dc:date>
    <meta:editing-duration>PT17M50S</meta:editing-duration>
    <meta:editing-cycles>7</meta:editing-cycles>
    <meta:generator>LibreOffice/6.4.7.2$Linux_X86_64 LibreOffice_project/40$Build-2</meta:generator>
    <meta:document-statistic meta:table-count="1" meta:cell-count="285" meta:object-count="0"/>
  </office:meta>
</office:document-meta>
</file>